
<file path=META-INF/manifest.xml><?xml version="1.0" encoding="UTF-8"?>
<!DOCTYPE manifest:manifest PUBLIC "-//OpenOffice.org//DTD Manifest 1.0//EN" "Manifest.dtd">
<manifest:manifest>
 <manifest:file-entry manifest:media-type="application/vnd.oasis.opendocument.presentation-template" manifest:full-path="/"/>
 <manifest:file-entry manifest:media-type="application/vnd.sun.xml.ui.configuration" manifest:full-path="Configurations2/"/>
 <manifest:file-entry manifest:media-type="image/png" manifest:full-path="Pictures/100000000000023F000000C8827DEC40.png"/>
 <manifest:file-entry manifest:media-type="image/png" manifest:full-path="Pictures/10000000000000B400000364B03E5A38.png"/>
 <manifest:file-entry manifest:media-type="image/png" manifest:full-path="Pictures/100000000000010A000000282FA3C98B.png"/>
 <manifest:file-entry manifest:media-type="image/png" manifest:full-path="Pictures/100000000000004000000040CFCCF012.png"/>
 <manifest:file-entry manifest:media-type="image/png" manifest:full-path="Pictures/100000000000004000000040EB79FB1E.png"/>
 <manifest:file-entry manifest:media-type="image/png" manifest:full-path="Pictures/100000000000004000000040E018E7E5.png"/>
 <manifest:file-entry manifest:media-type="" manifest:full-path="Pictures/"/>
 <manifest:file-entry manifest:media-type="text/xml" manifest:full-path="content.xml"/>
 <manifest:file-entry manifest:media-type="text/xml" manifest:full-path="styles.xml"/>
 <manifest:file-entry manifest:media-type="text/xml" manifest:full-path="meta.xml"/>
 <manifest:file-entry manifest:media-type="" manifest:full-path="Thumbnails/thumbnail.png"/>
 <manifest:file-entry manifest:media-type="" manifest:full-path="Thumbnails/"/>
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8.485cm"/>
    </style:style>
    <style:style style:name="pr1" style:family="presentation" style:parent-style-name="opensolaris-presentation-template-title">
      <style:graphic-properties draw:fill-color="#ffffff" draw:auto-grow-height="true" fo:min-height="1.808cm"/>
    </style:style>
    <style:style style:name="pr2" style:family="presentation" style:parent-style-name="opensolaris-presentation-template-outline1">
      <style:graphic-properties draw:fill-color="#ffffff" fo:min-height="2.833cm"/>
    </style:style>
    <style:style style:name="pr3" style:family="presentation" style:parent-style-name="opensolaris-presentation-template-notes">
      <style:graphic-properties draw:fill-color="#ffffff" draw:auto-grow-height="true" fo:min-height="11.216cm"/>
    </style:style>
    <style:style style:name="pr4" style:family="presentation" style:parent-style-name="Default-title">
      <style:graphic-properties draw:fill-color="#ffffff" draw:auto-grow-height="true" fo:min-height="1.52cm"/>
    </style:style>
    <style:style style:name="pr5" style:family="presentation" style:parent-style-name="Default-outline1" style:list-style-name="L6">
      <style:graphic-properties draw:fill-color="#ffffff" draw:auto-grow-height="true" fo:min-height="15.46cm"/>
    </style:style>
    <style:style style:name="pr6" style:family="presentation" style:parent-style-name="Default-notes" style:list-style-name="L7">
      <style:graphic-properties draw:fill-color="#ffffff" draw:auto-grow-height="true" fo:min-height="11.216cm"/>
    </style:style>
    <style:style style:name="pr7" style:family="presentation" style:parent-style-name="opensolaris-presentation-template-subtitle">
      <style:graphic-properties draw:fill-color="#ffffff" fo:min-height="4.713cm"/>
    </style:style>
    <style:style style:name="pr8" style:family="presentation" style:parent-style-name="opensolaris-presentation-template-notes" style:list-style-name="L5">
      <style:graphic-properties draw:fill-color="#ffffff" draw:auto-grow-height="true" fo:min-height="11.21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5382a1" fo:font-family="SunSans-Demi" style:font-pitch="variable" fo:font-size="44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Times New Roman'" style:font-pitch="variable" fo:font-size="12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.6cm" fo:margin-right="0cm" fo:text-indent="-0.6cm"/>
      <style:text-properties fo:font-size="24pt"/>
    </style:style>
    <style:style style:name="P10" style:family="paragraph">
      <style:paragraph-properties fo:margin-left="0cm" fo:margin-right="0cm" fo:text-align="center" fo:text-indent="0cm"/>
      <style:text-properties fo:font-size="22pt" fo:font-style="italic"/>
    </style:style>
    <style:style style:name="T1" style:family="text">
      <style:text-properties fo:color="#5382a1" fo:font-family="SunSans-Demi" style:font-pitch="variable" fo:font-size="44pt"/>
    </style:style>
    <style:style style:name="T2" style:family="text">
      <style:text-properties fo:font-family="'Times New Roman'" style:font-pitch="variable" fo:font-size="12pt"/>
    </style:style>
    <style:style style:name="T3" style:family="text">
      <style:text-properties fo:font-family="Arial" style:font-family-generic="swiss" style:font-pitch="variable" fo:font-size="24pt"/>
    </style:style>
    <style:style style:name="T4" style:family="text">
      <style:text-properties fo:font-size="24pt"/>
    </style:style>
    <style:style style:name="T5" style:family="text">
      <style:text-properties fo:font-family="Arial" style:font-family-generic="swiss" style:font-pitch="variable" fo:font-size="14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">
        <style:list-level-properties text:space-before="1.16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olaris-presentation-template" presentation:presentation-page-layout-name="AL1T1">
        <office:forms form:automatic-focus="false" form:apply-design-mode="false"/>
        <draw:frame presentation:style-name="pr1" draw:text-style-name="P2" draw:layer="layout" svg:width="16.765cm" svg:height="3.473cm" svg:x="10.13cm" svg:y="12.169cm" presentation:class="title" presentation:user-transformed="true">
          <draw:text-box>
            <text:p text:style-name="P1"><text:span text:style-name="T1">&lt;XXX Presentation Title&gt;</text:span></text:p>
          </draw:text-box>
        </draw:frame>
        <draw:frame presentation:style-name="pr2" draw:text-style-name="P3" draw:layer="layout" svg:width="16.687cm" svg:height="2.833cm" svg:x="10.306cm" svg:y="16.012cm" presentation:class="outline" presentation:user-transformed="true">
          <draw:text-box>
            <text:list text:style-name="L2">
              <text:list-item>
                <text:p text:style-name="P3">&lt;XXX Name&gt;</text:p>
              </text:list-item>
            </text:list>
            <text:list text:style-name="L2">
              <text:list-item>
                <text:p text:style-name="P3">&lt;XXX Title&gt;</text:p>
              </text:list-item>
            </text:list>
            <text:list text:style-name="L2">
              <text:list-item>
                <text:p text:style-name="P3">&lt;XXX Affiliation&gt;</text:p>
              </text:list-item>
            </text:list>
          </draw:text-box>
        </draw:frame>
        <presentation:notes draw:style-name="dp2">
          <draw:frame presentation:style-name="pr3" draw:text-style-name="P5" draw:layer="layout" svg:width="15.329cm" svg:height="11.216cm" svg:x="3.048cm" svg:y="14.725cm" presentation:class="notes">
            <draw:text-box>
              <text:p text:style-name="P4"><text:span text:style-name="T2"/></text:p>
              <text:p text:style-name="P4"><text:span text:style-name="T2"/></text:p>
            </draw:text-box>
          </draw:frame>
          <draw:page-thumbnail draw:layer="layout" svg:width="15.329cm" svg:height="11.504cm" svg:x="3.048cm" svg:y="2.79cm" draw:page-number="1" presentation:class="page"/>
        </presentation:notes>
      </draw:page>
      <draw:page draw:name="Slide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4.945cm" svg:height="1.52cm" svg:x="1.019cm" svg:y="2.04cm" presentation:class="title" presentation:placeholder="true">
          <draw:text-box/>
        </draw:frame>
        <draw:frame presentation:style-name="pr5" draw:text-style-name="P6" draw:layer="layout" svg:width="24.669cm" svg:height="15.46cm" svg:x="1.673cm" svg:y="4.029cm" presentation:class="outline" presentation:placeholder="true">
          <draw:text-box/>
        </draw:frame>
        <presentation:notes draw:style-name="dp2">
          <draw:page-thumbnail draw:layer="layout" svg:width="15.334cm" svg:height="11.5cm" svg:x="3.044cm" svg:y="2.794cm" draw:page-number="2" presentation:class="page"/>
          <draw:frame presentation:style-name="pr6" draw:text-style-name="P7" draw:layer="layout" svg:width="15.329cm" svg:height="11.216cm" svg:x="3.048cm" svg:y="14.725cm" presentation:class="notes" presentation:placeholder="true">
            <draw:text-box/>
          </draw:frame>
        </presentation:notes>
      </draw:page>
      <draw:page draw:name="End" draw:style-name="dp3" draw:master-page-name="opensolaris-presentation-template" presentation:presentation-page-layout-name="AL2T0">
        <office:forms form:automatic-focus="false" form:apply-design-mode="false"/>
        <draw:frame presentation:style-name="pr1" draw:text-style-name="P8" draw:layer="layout" svg:width="21.232cm" svg:height="1.808cm" svg:x="5.285cm" svg:y="10.86cm" presentation:class="title">
          <draw:text-box>
            <text:p text:style-name="P8">Thank you!</text:p>
          </draw:text-box>
        </draw:frame>
        <draw:frame presentation:style-name="pr7" draw:text-style-name="P9" draw:layer="layout" svg:width="18.256cm" svg:height="4.73cm" svg:x="7.706cm" svg:y="13.759cm" presentation:class="subtitle" presentation:user-transformed="true">
          <draw:text-box>
            <text:p text:style-name="P7"><text:span text:style-name="T3">&lt;XXX Name&gt;</text:span></text:p>
            <text:p text:style-name="P7"><text:span text:style-name="T3">&lt;XXX Title&gt;</text:span></text:p>
            <text:p text:style-name="P7"><text:span text:style-name="T3">&lt;XXX Email&gt;</text:span></text:p>
            <text:p text:style-name="P7"><text:span text:style-name="T3">&lt;XXX Blog&gt;</text:span></text:p>
            <text:p text:style-name="P7"><text:span text:style-name="T4"/></text:p>
          </draw:text-box>
        </draw:frame>
        <draw:frame draw:style-name="gr1" draw:text-style-name="P10" draw:layer="layout" svg:width="8.485cm" svg:height="1.137cm" svg:x="18.972cm" svg:y="19.54cm">
          <draw:text-box>
            <text:p text:style-name="P8"><text:span text:style-name="T5">“</text:span><text:span text:style-name="T5">open” artwork and icons by chandan: </text:span><text:span text:style-name="T5"><text:line-break/></text:span><text:span text:style-name="T5"><text:a xlink:href="http://blogs.sun.com/chandan">http://blogs.sun.com/chandan</text:a></text:span></text:p>
          </draw:text-box>
        </draw:frame>
        <presentation:notes draw:style-name="dp2">
          <draw:page-thumbnail draw:layer="layout" svg:width="15.329cm" svg:height="11.504cm" svg:x="3.048cm" svg:y="2.79cm" draw:page-number="3" presentation:class="page"/>
          <draw:frame presentation:style-name="pr8" draw:text-style-name="P5" draw:layer="layout" svg:width="15.329cm" svg:height="11.216cm" svg:x="3.048cm" svg:y="14.72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5382a1" style:text-outline="false" style:text-line-through-style="none" fo:font-family="Arial" style:font-family-generic="swiss" style:font-pitch="variable" fo:font-size="36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26cm" fo:margin-right="0cm" text:enable-numbering="false" fo:text-indent="-0.026cm"/>
      <style:text-properties style:use-window-font-color="true" style:text-outline="false" style:text-line-through-style="none" fo:font-family="'Times New Roman'" style:font-pitch="variable" fo:font-size="12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">
            <style:list-level-properties text:space-before="1.16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32cm" fo:margin-right="0cm" fo:margin-top="0cm" fo:margin-bottom="0.287cm" text:enable-numbering="true" fo:text-indent="-0.849cm"/>
      <style:text-properties style:use-window-font-color="true" style:text-outline="false" style:text-line-through-style="none" fo:font-family="Arial" style:font-family-generic="swiss" style:font-pitch="variable" fo:font-size="34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595cm" fo:margin-right="0cm" fo:margin-top="0cm" fo:margin-bottom="0.4cm" fo:text-indent="-0.8cm"/>
      <style:text-properties fo:font-family="Arial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left="1.778cm" fo:margin-right="0cm" fo:margin-top="0cm" fo:margin-bottom="0.203cm" fo:text-indent="-0.61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2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opensolaris-presentation-template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5382a1" style:text-outline="false" style:text-line-through-style="none" fo:font-family="Arial" style:font-family-generic="swiss" style:font-pitch="variable" fo:font-size="36pt" fo:font-style="normal" fo:text-shadow="none" style:text-underline-style="none" fo:font-weight="bold" style:font-size-asian="24pt"/>
    </style:style>
    <style:style style:name="opensolaris-presentation-templat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opensolaris-presentation-template-background" style:family="presentation">
      <style:graphic-properties draw:stroke="none" draw:fill="solid" draw:fill-color="#ffffff" draw:fill-image-width="2.54cm" draw:fill-image-height="2.54cm"/>
    </style:style>
    <style:style style:name="opensolaris-presentation-template-backgroundobjects" style:family="presentation">
      <style:graphic-properties draw:shadow="hidden" draw:shadow-offset-x="0.3cm" draw:shadow-offset-y="0.3cm" draw:shadow-color="#808080"/>
    </style:style>
    <style:style style:name="opensolaris-presentation-templat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pitch="variable" fo:font-size="12pt" fo:font-style="normal" fo:text-shadow="none" style:text-underline-style="none" fo:font-weight="normal"/>
    </style:style>
    <style:style style:name="opensolaris-presentation-template-outline1" style:family="presentation">
      <style:graphic-properties draw:stroke="none" draw:fill="none" draw:textarea-horizontal-align="left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68cm" fo:text-align="start" text:enable-numbering="false" fo:text-indent="0cm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opensolaris-presentation-template-outline2" style:family="presentation" style:parent-style-name="opensolaris-presentation-template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0pt"/>
    </style:style>
    <style:style style:name="opensolaris-presentation-template-outline3" style:family="presentation" style:parent-style-name="opensolaris-presentation-template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18pt"/>
    </style:style>
    <style:style style:name="opensolaris-presentation-template-outline4" style:family="presentation" style:parent-style-name="opensolaris-presentation-template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18pt"/>
    </style:style>
    <style:style style:name="opensolaris-presentation-template-outline5" style:family="presentation" style:parent-style-name="opensolaris-presentation-template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18pt"/>
    </style:style>
    <style:style style:name="opensolaris-presentation-template-outline6" style:family="presentation" style:parent-style-name="opensolaris-presentation-template-outline5">
      <style:paragraph-properties fo:margin-left="7.2cm" fo:margin-right="0cm" fo:margin-top="0cm" fo:margin-bottom="0.1cm" fo:text-indent="-0.6cm"/>
      <style:text-properties fo:font-size="18pt"/>
    </style:style>
    <style:style style:name="opensolaris-presentation-template-outline7" style:family="presentation" style:parent-style-name="opensolaris-presentation-template-outline6">
      <style:paragraph-properties fo:margin-left="8.4cm" fo:margin-right="0cm" fo:margin-top="0cm" fo:margin-bottom="0.1cm" fo:text-indent="-0.6cm"/>
      <style:text-properties fo:font-size="18pt"/>
    </style:style>
    <style:style style:name="opensolaris-presentation-template-outline8" style:family="presentation" style:parent-style-name="opensolaris-presentation-template-outline7">
      <style:paragraph-properties fo:margin-left="9.6cm" fo:margin-right="0cm" fo:margin-top="0cm" fo:margin-bottom="0.1cm" fo:text-indent="-0.6cm"/>
      <style:text-properties fo:font-size="20pt"/>
    </style:style>
    <style:style style:name="opensolaris-presentation-template-outline9" style:family="presentation" style:parent-style-name="opensolaris-presentation-template-outline8">
      <style:paragraph-properties fo:margin-left="10.8cm" fo:margin-right="0cm" fo:margin-top="0cm" fo:margin-bottom="0.1cm" fo:text-indent="-0.6cm"/>
      <style:text-properties fo:font-size="20pt"/>
    </style:style>
    <style:style style:name="Handout_5f_Master-title" style:display-name="Handout_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andout_5f_Master-subtitle" style:display-name="Handout_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andout_5f_Master-background" style:display-name="Handout_Master-background" style:family="presentation">
      <style:graphic-properties draw:stroke="none" draw:fill="none"/>
    </style:style>
    <style:style style:name="Handout_5f_Master-backgroundobjects" style:display-name="Handout_Master-backgroundobjects" style:family="presentation">
      <style:graphic-properties draw:shadow="hidden" draw:shadow-offset-x="0.3cm" draw:shadow-offset-y="0.3cm" draw:shadow-color="#808080"/>
    </style:style>
    <style:style style:name="Handout_5f_Master-notes" style:display-name="Handout_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pitch="variable" fo:font-size="12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andout_5f_Master-outline1" style:display-name="Handout_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051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andout_5f_Master-outline2" style:display-name="Handout_Master-outline2" style:family="presentation" style:parent-style-name="Handout_5f_Master-outline1">
      <style:paragraph-properties fo:margin-left="2.4cm" fo:margin-right="0cm" fo:margin-top="0cm" fo:margin-bottom="0.051cm" fo:text-indent="-0.8cm"/>
      <style:text-properties fo:font-family="Arial" style:font-family-generic="swiss" style:font-pitch="variable" fo:font-size="12pt" style:font-size-asian="28pt" style:font-size-complex="28pt"/>
    </style:style>
    <style:style style:name="Handout_5f_Master-outline3" style:display-name="Handout_Master-outline3" style:family="presentation" style:parent-style-name="Handout_5f_Master-outline2">
      <style:paragraph-properties fo:margin-left="3.6cm" fo:margin-right="0cm" fo:margin-top="0cm" fo:margin-bottom="0.051cm" fo:text-indent="-0.6cm"/>
      <style:text-properties fo:font-family="Arial" style:font-family-generic="swiss" style:font-pitch="variable" fo:font-size="12pt" style:font-size-asian="24pt" style:font-size-complex="24pt"/>
    </style:style>
    <style:style style:name="Handout_5f_Master-outline4" style:display-name="Handout_Master-outline4" style:family="presentation" style:parent-style-name="Handout_5f_Master-outline3">
      <style:paragraph-properties fo:margin-left="4.8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5" style:display-name="Handout_Master-outline5" style:family="presentation" style:parent-style-name="Handout_5f_Master-outline4">
      <style:paragraph-properties fo:margin-left="6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6" style:display-name="Handout_Master-outline6" style:family="presentation" style:parent-style-name="Handout_5f_Master-outline5">
      <style:paragraph-properties fo:margin-left="7.2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7" style:display-name="Handout_Master-outline7" style:family="presentation" style:parent-style-name="Handout_5f_Master-outline6">
      <style:paragraph-properties fo:margin-left="8.4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8" style:display-name="Handout_Master-outline8" style:family="presentation" style:parent-style-name="Handout_5f_Master-outline7">
      <style:paragraph-properties fo:margin-left="9.6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style style:name="Handout_5f_Master-outline9" style:display-name="Handout_Master-outline9" style:family="presentation" style:parent-style-name="Handout_5f_Master-outline8">
      <style:paragraph-properties fo:margin-left="10.8cm" fo:margin-right="0cm" fo:margin-top="0cm" fo:margin-bottom="0.051cm" fo:text-indent="-0.6cm"/>
      <style:text-properties fo:font-family="Arial" style:font-family-generic="swiss" style:font-pitch="variable" fo:font-size="12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7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2.1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Default-backgroundobjects">
      <style:graphic-properties svg:stroke-width="0.102cm" svg:stroke-color="#ffc726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pr4" style:family="presentation" style:parent-style-name="Default-notes">
      <style:graphic-properties draw:fill-color="#ffffff" draw:auto-grow-height="false" fo:min-height="10.629cm"/>
    </style:style>
    <style:style style:name="pr5" style:family="presentation" style:parent-style-name="opensolaris-presentation-template-title">
      <style:graphic-properties draw:fill-color="#ffffff" draw:auto-grow-height="false" fo:min-height="3.181cm"/>
    </style:style>
    <style:style style:name="pr6" style:family="presentation" style:parent-style-name="opensolaris-presentation-template-outline1">
      <style:graphic-properties draw:fill-color="#ffffff" draw:auto-grow-height="false" fo:min-height="13.23cm"/>
    </style:style>
    <style:style style:name="pr7" style:family="presentation" style:parent-style-name="opensolaris-presentation-template-notes" style:list-style-name="L7">
      <style:graphic-properties draw:fill-color="#ffffff" draw:auto-grow-height="false" fo:min-height="10.629cm"/>
    </style:style>
    <style:style style:name="pr8" style:family="presentation" style:parent-style-name="Handout_5f_Master-title">
      <style:graphic-properties draw:fill-color="#ffffff" draw:auto-grow-height="false" fo:min-height="3.507cm"/>
    </style:style>
    <style:style style:name="pr9" style:family="presentation" style:parent-style-name="Handout_5f_Master-outline1">
      <style:graphic-properties draw:fill-color="#ffffff" draw:auto-grow-height="false" fo:min-height="13.23cm"/>
    </style:style>
    <style:style style:name="pr10" style:family="presentation" style:parent-style-name="Handout_5f_Master-backgroundobjects">
      <style:graphic-properties svg:stroke-width="0.102cm" svg:stroke-color="#ffc726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pr11" style:family="presentation" style:parent-style-name="Handout_5f_Master-notes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color="#5382a1" fo:font-family="'SunSans Regular'" style:font-pitch="variable" fo:font-size="24pt"/>
    </style:style>
    <style:style style:name="P13" style:family="paragraph">
      <style:paragraph-properties fo:margin-left="0cm" fo:margin-right="0cm" fo:text-indent="0cm"/>
      <style:text-properties fo:color="#5382a1" fo:font-family="'Lucida Sans'" style:font-pitch="variable" fo:font-size="14.8999996185303pt" fo:font-weight="bold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color="#5382a1" fo:font-family="'SunSans Regular'" style:font-pitch="variable" fo:font-size="24pt"/>
    </style:style>
    <style:style style:name="T2" style:family="text">
      <style:text-properties fo:color="#5382a1" fo:font-family="'Lucida Sans'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11.175cm" svg:height="8.381cm" svg:x="2cm" svg:y="2cm" draw:page-number="1"/>
      <draw:page-thumbnail draw:layer="backgroundobjects" svg:width="11.176cm" svg:height="8.382cm" svg:x="14.764cm" svg:y="2cm"/>
      <draw:page-thumbnail draw:layer="backgroundobjects" svg:width="11.284cm" svg:height="8.463cm" svg:x="2cm" svg:y="11.127cm"/>
      <draw:page-thumbnail draw:layer="backgroundobjects" svg:width="11.176cm" svg:height="8.382cm" svg:x="14.764cm" svg:y="11.208cm"/>
    </style:handout-master>
    <style:master-page style:name="Default" style:page-layout-name="PM1" draw:style-name="dp1">
      <draw:frame presentation:style-name="pr1" draw:text-style-name="P1" draw:layer="backgroundobjects" svg:width="24.945cm" svg:height="1.519cm" svg:x="1.019cm" svg:y="2.04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4.669cm" svg:height="15.459cm" svg:x="1.673cm" svg:y="4.029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037cm" svg:height="1.057cm" svg:x="0.784cm" svg:y="0.527cm">
        <draw:image xlink:href="Pictures/100000000000010A000000282FA3C98B.png" xlink:type="simple" xlink:show="embed" xlink:actuate="onLoad">
          <text:p text:style-name="P1"/>
        </draw:image>
      </draw:frame>
      <draw:frame draw:style-name="gr2" draw:text-style-name="P12" draw:layer="backgroundobjects" svg:width="1.018cm" svg:height="0.945cm" svg:x="25.951cm" svg:y="19.597cm">
        <draw:text-box>
          <text:p text:style-name="P1"><text:span text:style-name="T1"><text:page-number>&lt;number&gt;</text:page-number></text:span></text:p>
        </draw:text-box>
      </draw:frame>
      <draw:frame draw:style-name="gr1" draw:text-style-name="P11" draw:layer="backgroundobjects" svg:width="1.273cm" svg:height="1.272cm" svg:x="15.367cm" svg:y="0.382cm">
        <draw:image xlink:href="Pictures/100000000000004000000040CFCCF012.png" xlink:type="simple" xlink:show="embed" xlink:actuate="onLoad">
          <text:p text:style-name="P1"/>
        </draw:image>
      </draw:frame>
      <draw:frame draw:style-name="gr1" draw:text-style-name="P11" draw:layer="backgroundobjects" svg:width="1.136cm" svg:height="1.135cm" svg:x="18.519cm" svg:y="0.393cm">
        <draw:image xlink:href="Pictures/100000000000004000000040E018E7E5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22.624cm" svg:y="0.415cm">
        <draw:image xlink:href="Pictures/100000000000004000000040EB79FB1E.png" xlink:type="simple" xlink:show="embed" xlink:actuate="onLoad">
          <text:p text:style-name="P1"/>
        </draw:image>
      </draw:frame>
      <draw:frame draw:style-name="gr3" draw:text-style-name="P13" draw:layer="backgroundobjects" svg:width="1.516cm" svg:height="0.739cm" svg:x="16.901cm" svg:y="0.863cm">
        <draw:text-box>
          <text:p text:style-name="P1"><text:span text:style-name="T2">USE</text:span></text:p>
        </draw:text-box>
      </draw:frame>
      <draw:frame draw:style-name="gr4" draw:text-style-name="P13" draw:layer="backgroundobjects" svg:width="2.757cm" svg:height="0.739cm" svg:x="19.881cm" svg:y="0.863cm">
        <draw:text-box>
          <text:p text:style-name="P1"><text:span text:style-name="T2">IMPROVE</text:span></text:p>
        </draw:text-box>
      </draw:frame>
      <draw:frame draw:style-name="gr5" draw:text-style-name="P13" draw:layer="backgroundobjects" svg:width="3.532cm" svg:height="0.739cm" svg:x="24.125cm" svg:y="0.863cm">
        <draw:text-box>
          <text:p text:style-name="P1"><text:span text:style-name="T2">EVANGELIZE</text:span></text:p>
        </draw:text-box>
      </draw:frame>
      <draw:line presentation:style-name="pr3" draw:text-style-name="P11" draw:layer="backgroundobjects" svg:x1="0.001cm" svg:y1="1.718cm" svg:x2="28.001cm" svg:y2="1.718cm">
        <text:p text:style-name="P1"/>
      </draw:line>
      <presentation:notes style:page-layout-name="PM2">
        <draw:page-thumbnail presentation:style-name="Default-title" draw:layer="backgroundobjects" svg:width="15.334cm" svg:height="11.5cm" svg:x="3.044cm" svg:y="2.794cm" presentation:class="page"/>
        <draw:frame presentation:style-name="pr4" draw:text-style-name="P14" draw:layer="backgroundobjects" svg:width="15.329cm" svg:height="11.215cm" svg:x="3.048cm" svg:y="14.725cm" presentation:class="notes">
          <draw:text-box>
            <text:p text:style-name="P14">Click to edit the notes format</text:p>
          </draw:text-box>
        </draw:frame>
      </presentation:notes>
    </style:master-page>
    <style:master-page style:name="opensolaris-presentation-template" style:page-layout-name="PM1" draw:style-name="dp2">
      <draw:frame draw:style-name="gr1" draw:text-style-name="P11" draw:layer="backgroundobjects" svg:width="4.193cm" svg:height="20.224cm" svg:x="0.27cm" svg:y="0.315cm">
        <draw:image xlink:href="Pictures/10000000000000B400000364B03E5A38.png" xlink:type="simple" xlink:show="embed" xlink:actuate="onLoad">
          <text:p text:style-name="P1"/>
        </draw:image>
      </draw:frame>
      <draw:frame presentation:style-name="pr5" draw:text-style-name="P1" draw:layer="backgroundobjects" svg:width="21.232cm" svg:height="1.807cm" svg:x="5.285cm" svg:y="10.861cm" presentation:class="title" presentation:user-transformed="true">
        <draw:text-box>
          <text:p text:style-name="P1">Click to edit the title text format</text:p>
        </draw:text-box>
      </draw:frame>
      <draw:frame presentation:style-name="pr6" draw:text-style-name="P2" draw:layer="backgroundobjects" svg:width="18.256cm" svg:height="6.687cm" svg:x="7.706cm" svg:y="13.427cm" presentation:class="outline" presentation:user-transformed="true">
        <draw:text-box>
          <text:list text:style-name="L5">
            <text:list-item>
              <text:p text:style-name="P1">Click to edit the outline text format</text:p>
            </text:list-item>
          </text:list>
          <text:list text:style-name="L5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19.028cm" svg:height="6.617cm" svg:x="4.924cm" svg:y="2.103cm">
        <draw:image xlink:href="Pictures/100000000000023F000000C8827DEC40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13.267cm" svg:y="7.681cm">
        <draw:image xlink:href="Pictures/100000000000004000000040CFCCF012.png" xlink:type="simple" xlink:show="embed" xlink:actuate="onLoad">
          <text:p text:style-name="P1"/>
        </draw:image>
      </draw:frame>
      <draw:frame draw:style-name="gr1" draw:text-style-name="P11" draw:layer="backgroundobjects" svg:width="1.136cm" svg:height="1.135cm" svg:x="16.419cm" svg:y="7.692cm">
        <draw:image xlink:href="Pictures/100000000000004000000040E018E7E5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20.524cm" svg:y="7.714cm">
        <draw:image xlink:href="Pictures/100000000000004000000040EB79FB1E.png" xlink:type="simple" xlink:show="embed" xlink:actuate="onLoad">
          <text:p text:style-name="P1"/>
        </draw:image>
      </draw:frame>
      <draw:frame draw:style-name="gr3" draw:text-style-name="P13" draw:layer="backgroundobjects" svg:width="1.516cm" svg:height="0.739cm" svg:x="14.801cm" svg:y="8.162cm">
        <draw:text-box>
          <text:p text:style-name="P1"><text:span text:style-name="T2">USE</text:span></text:p>
        </draw:text-box>
      </draw:frame>
      <draw:frame draw:style-name="gr4" draw:text-style-name="P13" draw:layer="backgroundobjects" svg:width="2.757cm" svg:height="0.739cm" svg:x="17.781cm" svg:y="8.162cm">
        <draw:text-box>
          <text:p text:style-name="P1"><text:span text:style-name="T2">IMPROVE</text:span></text:p>
        </draw:text-box>
      </draw:frame>
      <draw:frame draw:style-name="gr5" draw:text-style-name="P13" draw:layer="backgroundobjects" svg:width="3.532cm" svg:height="0.739cm" svg:x="22.025cm" svg:y="8.162cm">
        <draw:text-box>
          <text:p text:style-name="P1"><text:span text:style-name="T2">EVANGELIZE</text:span></text:p>
        </draw:text-box>
      </draw:frame>
      <presentation:notes style:page-layout-name="PM2">
        <draw:page-thumbnail presentation:style-name="opensolaris-presentation-template-title" draw:layer="backgroundobjects" svg:width="15.329cm" svg:height="11.504cm" svg:x="3.048cm" svg:y="2.79cm" presentation:class="page"/>
        <draw:frame presentation:style-name="pr7" draw:text-style-name="P1" draw:layer="backgroundobjects" svg:width="15.329cm" svg:height="11.215cm" svg:x="3.048cm" svg:y="14.725cm" presentation:class="notes" presentation:user-transformed="true">
          <draw:text-box>
            <text:p text:style-name="P1">Click to edit the notes format</text:p>
          </draw:text-box>
        </draw:frame>
      </presentation:notes>
    </style:master-page>
    <style:master-page style:name="Handout_5f_Master" style:display-name="Handout_Master" style:page-layout-name="PM1" draw:style-name="dp3">
      <draw:frame presentation:style-name="pr8" draw:text-style-name="P1" draw:layer="backgroundobjects" svg:width="23.911cm" svg:height="1.169cm" svg:x="2.082cm" svg:y="1.84cm" presentation:class="title">
        <draw:text-box>
          <text:p text:style-name="P1">&lt;XXX Preso Title&gt;</text:p>
        </draw:text-box>
      </draw:frame>
      <draw:frame presentation:style-name="pr9" draw:text-style-name="P2" draw:layer="backgroundobjects" svg:width="23.911cm" svg:height="14.989cm" svg:x="2.058cm" svg:y="4.07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037cm" svg:height="1.057cm" svg:x="0.785cm" svg:y="0.528cm">
        <draw:image xlink:href="Pictures/100000000000010A000000282FA3C98B.png" xlink:type="simple" xlink:show="embed" xlink:actuate="onLoad">
          <text:p text:style-name="P1"/>
        </draw:image>
      </draw:frame>
      <draw:frame draw:style-name="gr6" draw:text-style-name="P1" draw:layer="backgroundobjects" svg:width="0.122cm" svg:height="0.954cm" svg:x="11.869cm" svg:y="5.121cm">
        <draw:text-box>
          <text:p text:style-name="P1"/>
        </draw:text-box>
      </draw:frame>
      <draw:frame draw:style-name="gr1" draw:text-style-name="P11" draw:layer="backgroundobjects" svg:width="1.273cm" svg:height="1.272cm" svg:x="15.367cm" svg:y="0.382cm">
        <draw:image xlink:href="Pictures/100000000000004000000040CFCCF012.png" xlink:type="simple" xlink:show="embed" xlink:actuate="onLoad">
          <text:p text:style-name="P1"/>
        </draw:image>
      </draw:frame>
      <draw:frame draw:style-name="gr1" draw:text-style-name="P11" draw:layer="backgroundobjects" svg:width="1.136cm" svg:height="1.135cm" svg:x="18.519cm" svg:y="0.393cm">
        <draw:image xlink:href="Pictures/100000000000004000000040E018E7E5.png" xlink:type="simple" xlink:show="embed" xlink:actuate="onLoad">
          <text:p text:style-name="P1"/>
        </draw:image>
      </draw:frame>
      <draw:frame draw:style-name="gr1" draw:text-style-name="P11" draw:layer="backgroundobjects" svg:width="1.273cm" svg:height="1.272cm" svg:x="22.624cm" svg:y="0.415cm">
        <draw:image xlink:href="Pictures/100000000000004000000040EB79FB1E.png" xlink:type="simple" xlink:show="embed" xlink:actuate="onLoad">
          <text:p text:style-name="P1"/>
        </draw:image>
      </draw:frame>
      <draw:frame draw:style-name="gr3" draw:text-style-name="P13" draw:layer="backgroundobjects" svg:width="1.516cm" svg:height="0.739cm" svg:x="16.901cm" svg:y="0.863cm">
        <draw:text-box>
          <text:p text:style-name="P1"><text:span text:style-name="T2">USE</text:span></text:p>
        </draw:text-box>
      </draw:frame>
      <draw:frame draw:style-name="gr4" draw:text-style-name="P13" draw:layer="backgroundobjects" svg:width="2.757cm" svg:height="0.739cm" svg:x="19.881cm" svg:y="0.863cm">
        <draw:text-box>
          <text:p text:style-name="P1"><text:span text:style-name="T2">IMPROVE</text:span></text:p>
        </draw:text-box>
      </draw:frame>
      <draw:frame draw:style-name="gr5" draw:text-style-name="P13" draw:layer="backgroundobjects" svg:width="3.532cm" svg:height="0.739cm" svg:x="24.125cm" svg:y="0.863cm">
        <draw:text-box>
          <text:p text:style-name="P1"><text:span text:style-name="T2">EVANGELIZE</text:span></text:p>
        </draw:text-box>
      </draw:frame>
      <draw:line presentation:style-name="pr10" draw:text-style-name="P11" draw:layer="backgroundobjects" svg:x1="0.001cm" svg:y1="1.718cm" svg:x2="28.001cm" svg:y2="1.718cm">
        <text:p text:style-name="P1"/>
      </draw:line>
      <presentation:notes style:page-layout-name="PM2">
        <draw:page-thumbnail presentation:style-name="Handout_5f_Master-title" draw:layer="backgroundobjects" svg:width="15.329cm" svg:height="11.504cm" svg:x="3.048cm" svg:y="2.79cm" presentation:class="page"/>
        <draw:frame presentation:style-name="pr11" draw:text-style-name="P14" draw:layer="backgroundobjects" svg:width="15.329cm" svg:height="11.215cm" svg:x="3.048cm" svg:y="14.725cm" presentation:class="notes">
          <draw:text-box>
            <text:p text:style-name="P14">Click to edit the notes format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initial-creator>Jim Grisanzio</meta:initial-creator>
    <meta:creation-date>2005-12-17T08:09:58</meta:creation-date>
    <dc:creator>Jim Grisanzio</dc:creator>
    <dc:date>2005-12-17T08:11:43</dc:date>
    <dc:language>en-US</dc:language>
    <meta:editing-cycles>2</meta:editing-cycles>
    <meta:editing-duration>PT2M12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